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3.4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 style:data-style-name="N12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Symbol"/>
    </style:style>
    <style:style style:name="T2" style:family="text">
      <style:text-properties style:font-name="Arial"/>
    </style:style>
  </office:automatic-styles>
  <office:body>
    <office:spreadsheet>
      <table:table table:name="FirstCut" table:style-name="ta1" table:print="false">
        <table:shapes>
          <draw:frame draw:z-index="0" draw:style-name="gr1" draw:text-style-name="P1" svg:width="453.29pt" svg:height="254.52pt" svg:x="388.52pt" svg:y="10.54pt">
            <draw:object draw:notify-on-update-of-ranges="FirstCut.B3:FirstCut.B11 FirstCut.C2:FirstCut.C2 FirstCut.C3:FirstCut.C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date" office:date-value="2018-08-13" calcext:value-type="date">
            <text:p>08/13/18</text:p>
          </table:table-cell>
          <table:table-cell office:value-type="string" calcext:value-type="string">
            <text:p>First cu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x</text:p>
          </table:table-cell>
          <table:table-cell office:value-type="string" calcext:value-type="string">
            <text:p><text:s/>angle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dCount/dA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1" calcext:value-type="float">
            <text:p>-11</text:p>
          </table:table-cell>
          <table:table-cell office:value-type="float" office:value="574" calcext:value-type="float">
            <text:p>57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table:formula="of:=([.C4]-[.C3])/([.B4]-[.B3])" office:value-type="float" office:value="-5.63636363636364" calcext:value-type="float">
            <text:p>-5.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88" calcext:value-type="float">
            <text:p>388</text:p>
          </table:table-cell>
          <table:table-cell table:formula="of:=([.C5]-[.C4])/([.B5]-[.B4])" office:value-type="float" office:value="-4.13333333333333" calcext:value-type="float">
            <text:p>-4.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312" calcext:value-type="float">
            <text:p>312</text:p>
          </table:table-cell>
          <table:table-cell table:formula="of:=([.C6]-[.C5])/([.B6]-[.B5])" office:value-type="float" office:value="-5.06666666666667" calcext:value-type="float">
            <text:p>-5.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270" calcext:value-type="float">
            <text:p>270</text:p>
          </table:table-cell>
          <table:table-cell table:formula="of:=([.C7]-[.C6])/([.B7]-[.B6])" office:value-type="float" office:value="-2.8" calcext:value-type="float">
            <text:p>-2.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157" calcext:value-type="float">
            <text:p>157</text:p>
          </table:table-cell>
          <table:table-cell table:formula="of:=([.C8]-[.C7])/([.B8]-[.B7])" office:value-type="float" office:value="-3.76666666666667" calcext:value-type="float">
            <text:p>-3.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table:formula="of:=([.C9]-[.C8])/([.B9]-[.B8])" office:value-type="float" office:value="-7.1" calcext:value-type="float">
            <text:p>-7.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([.C10]-[.C9])/([.B10]-[.B9])" office:value-type="float" office:value="-4.3" calcext:value-type="float">
            <text:p>-4.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formula="of:=([.C11]-[.C10])/([.B11]-[.B10])" office:value-type="float" office:value="0" calcext:value-type="float">
            <text:p>0</text:p>
          </table:table-cell>
        </table:table-row>
      </table:table>
      <table:table table:name="Ohms" table:style-name="ta1" table:print="false">
        <table:shapes>
          <draw:frame draw:z-index="0" draw:style-name="gr1" draw:text-style-name="P1" svg:width="453.29pt" svg:height="254.55pt" svg:x="507.88pt" svg:y="41.39pt">
            <draw:object draw:notify-on-update-of-ranges="Ohms.A2:Ohms.A13 Ohms.B1:Ohms.B1 Ohms.B2:Ohms.B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row table:style-name="ro3">
          <table:table-cell office:value-type="string" calcext:value-type="string">
            <text:p>Angle</text:p>
          </table:table-cell>
          <table:table-cell office:value-type="string" calcext:value-type="string">
            <text:p>Ohms</text:p>
          </table:table-cell>
          <table:table-cell office:value-type="string" calcext:value-type="string">
            <text:p>Est V</text:p>
          </table:table-cell>
          <table:table-cell office:value-type="string" calcext:value-type="string">
            <text:p>Est Count</text:p>
          </table:table-cell>
          <table:table-cell office:value-type="string" calcext:value-type="string">
            <text:p>d<text:span text:style-name="T1">W</text:span><text:span text:style-name="T2">/dAng</text:span></text:p>
          </table:table-cell>
          <table:table-cell office:value-type="string" calcext:value-type="string">
            <text:p>dCount/dAng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3341" calcext:value-type="float">
            <text:p>3341</text:p>
          </table:table-cell>
          <table:table-cell table:formula="of:=5*[.B2]/5300" office:value-type="float" office:value="3.15188679245283" calcext:value-type="float">
            <text:p>3.15</text:p>
          </table:table-cell>
          <table:table-cell table:formula="of:=[.C2]*1023/5" office:value-type="float" office:value="644.876037735849" calcext:value-type="float">
            <text:p>644.8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83" calcext:value-type="float">
            <text:p>3083</text:p>
          </table:table-cell>
          <table:table-cell table:formula="of:=5*[.B3]/5300" office:value-type="float" office:value="2.90849056603774" calcext:value-type="float">
            <text:p>2.91</text:p>
          </table:table-cell>
          <table:table-cell table:formula="of:=[.C3]*1023/5" office:value-type="float" office:value="595.077169811321" calcext:value-type="float">
            <text:p>595.08</text:p>
          </table:table-cell>
          <table:table-cell table:formula="of:=([.B3]-[.B2])/([.A3]-[.A2])" office:value-type="float" office:value="-23.4545454545455" calcext:value-type="float">
            <text:p>-23.45</text:p>
          </table:table-cell>
          <table:table-cell table:formula="of:=([.D3]-[.D2])/([.A3]-[.A2])" office:value-type="float" office:value="-4.52716981132076" calcext:value-type="float">
            <text:p>-4.5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706" calcext:value-type="float">
            <text:p>2706</text:p>
          </table:table-cell>
          <table:table-cell table:formula="of:=5*[.B4]/5300" office:value-type="float" office:value="2.55283018867925" calcext:value-type="float">
            <text:p>2.55</text:p>
          </table:table-cell>
          <table:table-cell table:formula="of:=[.C4]*1023/5" office:value-type="float" office:value="522.309056603774" calcext:value-type="float">
            <text:p>522.31</text:p>
          </table:table-cell>
          <table:table-cell table:formula="of:=([.B4]-[.B3])/([.A4]-[.A3])" office:value-type="float" office:value="-25.1333333333333" calcext:value-type="float">
            <text:p>-25.13</text:p>
          </table:table-cell>
          <table:table-cell table:formula="of:=([.D4]-[.D3])/([.A4]-[.A3])" office:value-type="float" office:value="-4.85120754716981" calcext:value-type="float">
            <text:p>-4.8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357" calcext:value-type="float">
            <text:p>2357</text:p>
          </table:table-cell>
          <table:table-cell table:formula="of:=5*[.B5]/5300" office:value-type="float" office:value="2.22358490566038" calcext:value-type="float">
            <text:p>2.22</text:p>
          </table:table-cell>
          <table:table-cell table:formula="of:=[.C5]*1023/5" office:value-type="float" office:value="454.945471698113" calcext:value-type="float">
            <text:p>454.95</text:p>
          </table:table-cell>
          <table:table-cell table:formula="of:=([.B5]-[.B4])/([.A5]-[.A4])" office:value-type="float" office:value="-23.2666666666667" calcext:value-type="float">
            <text:p>-23.27</text:p>
          </table:table-cell>
          <table:table-cell table:formula="of:=([.D5]-[.D4])/([.A5]-[.A4])" office:value-type="float" office:value="-4.49090566037736" calcext:value-type="float">
            <text:p>-4.4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52" calcext:value-type="float">
            <text:p>2052</text:p>
          </table:table-cell>
          <table:table-cell table:formula="of:=5*[.B6]/5300" office:value-type="float" office:value="1.93584905660377" calcext:value-type="float">
            <text:p>1.94</text:p>
          </table:table-cell>
          <table:table-cell table:formula="of:=[.C6]*1023/5" office:value-type="float" office:value="396.074716981132" calcext:value-type="float">
            <text:p>396.07</text:p>
          </table:table-cell>
          <table:table-cell table:formula="of:=([.B6]-[.B5])/([.A6]-[.A5])" office:value-type="float" office:value="-20.3333333333333" calcext:value-type="float">
            <text:p>-20.33</text:p>
          </table:table-cell>
          <table:table-cell table:formula="of:=([.D6]-[.D5])/([.A6]-[.A5])" office:value-type="float" office:value="-3.92471698113207" calcext:value-type="float">
            <text:p>-3.9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700" calcext:value-type="float">
            <text:p>1700</text:p>
          </table:table-cell>
          <table:table-cell table:formula="of:=5*[.B7]/5300" office:value-type="float" office:value="1.60377358490566" calcext:value-type="float">
            <text:p>1.6</text:p>
          </table:table-cell>
          <table:table-cell table:formula="of:=[.C7]*1023/5" office:value-type="float" office:value="328.132075471698" calcext:value-type="float">
            <text:p>328.13</text:p>
          </table:table-cell>
          <table:table-cell table:formula="of:=([.B7]-[.B6])/([.A7]-[.A6])" office:value-type="float" office:value="-23.4666666666667" calcext:value-type="float">
            <text:p>-23.47</text:p>
          </table:table-cell>
          <table:table-cell table:formula="of:=([.D7]-[.D6])/([.A7]-[.A6])" office:value-type="float" office:value="-4.52950943396226" calcext:value-type="float">
            <text:p>-4.5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20" calcext:value-type="float">
            <text:p>1420</text:p>
          </table:table-cell>
          <table:table-cell table:formula="of:=5*[.B8]/5300" office:value-type="float" office:value="1.33962264150943" calcext:value-type="float">
            <text:p>1.34</text:p>
          </table:table-cell>
          <table:table-cell table:formula="of:=[.C8]*1023/5" office:value-type="float" office:value="274.08679245283" calcext:value-type="float">
            <text:p>274.09</text:p>
          </table:table-cell>
          <table:table-cell table:formula="of:=([.B8]-[.B7])/([.A8]-[.A7])" office:value-type="float" office:value="-18.6666666666667" calcext:value-type="float">
            <text:p>-18.67</text:p>
          </table:table-cell>
          <table:table-cell table:formula="of:=([.D8]-[.D7])/([.A8]-[.A7])" office:value-type="float" office:value="-3.60301886792453" calcext:value-type="float">
            <text:p>-3.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87" calcext:value-type="float">
            <text:p>1087</text:p>
          </table:table-cell>
          <table:table-cell table:formula="of:=5*[.B9]/5300" office:value-type="float" office:value="1.02547169811321" calcext:value-type="float">
            <text:p>1.03</text:p>
          </table:table-cell>
          <table:table-cell table:formula="of:=[.C9]*1023/5" office:value-type="float" office:value="209.811509433962" calcext:value-type="float">
            <text:p>209.81</text:p>
          </table:table-cell>
          <table:table-cell table:formula="of:=([.B9]-[.B8])/([.A9]-[.A8])" office:value-type="float" office:value="-22.2" calcext:value-type="float">
            <text:p>-22.2</text:p>
          </table:table-cell>
          <table:table-cell table:formula="of:=([.D9]-[.D8])/([.A9]-[.A8])" office:value-type="float" office:value="-4.28501886792453" calcext:value-type="float">
            <text:p>-4.2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02" calcext:value-type="float">
            <text:p>702</text:p>
          </table:table-cell>
          <table:table-cell table:formula="of:=5*[.B10]/5300" office:value-type="float" office:value="0.662264150943396" calcext:value-type="float">
            <text:p>0.66</text:p>
          </table:table-cell>
          <table:table-cell table:formula="of:=[.C10]*1023/5" office:value-type="float" office:value="135.499245283019" calcext:value-type="float">
            <text:p>135.5</text:p>
          </table:table-cell>
          <table:table-cell table:formula="of:=([.B10]-[.B9])/([.A10]-[.A9])" office:value-type="float" office:value="-25.6666666666667" calcext:value-type="float">
            <text:p>-25.67</text:p>
          </table:table-cell>
          <table:table-cell table:formula="of:=([.D10]-[.D9])/([.A10]-[.A9])" office:value-type="float" office:value="-4.95415094339623" calcext:value-type="float">
            <text:p>-4.9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96" calcext:value-type="float">
            <text:p>396</text:p>
          </table:table-cell>
          <table:table-cell table:formula="of:=5*[.B11]/5300" office:value-type="float" office:value="0.373584905660377" calcext:value-type="float">
            <text:p>0.37</text:p>
          </table:table-cell>
          <table:table-cell table:formula="of:=[.C11]*1023/5" office:value-type="float" office:value="76.4354716981132" calcext:value-type="float">
            <text:p>76.44</text:p>
          </table:table-cell>
          <table:table-cell table:formula="of:=([.B11]-[.B10])/([.A11]-[.A10])" office:value-type="float" office:value="-20.4" calcext:value-type="float">
            <text:p>-20.4</text:p>
          </table:table-cell>
          <table:table-cell table:formula="of:=([.D11]-[.D10])/([.A11]-[.A10])" office:value-type="float" office:value="-3.93758490566038" calcext:value-type="float">
            <text:p>-3.9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3" calcext:value-type="float">
            <text:p>23</text:p>
          </table:table-cell>
          <table:table-cell table:formula="of:=5*[.B12]/5300" office:value-type="float" office:value="0.0216981132075472" calcext:value-type="float">
            <text:p>0.02</text:p>
          </table:table-cell>
          <table:table-cell table:formula="of:=[.C12]*1023/5" office:value-type="float" office:value="4.43943396226415" calcext:value-type="float">
            <text:p>4.44</text:p>
          </table:table-cell>
          <table:table-cell table:formula="of:=([.B12]-[.B11])/([.A12]-[.A11])" office:value-type="float" office:value="-24.8666666666667" calcext:value-type="float">
            <text:p>-24.87</text:p>
          </table:table-cell>
          <table:table-cell table:formula="of:=([.D12]-[.D11])/([.A12]-[.A11])" office:value-type="float" office:value="-4.7997358490566" calcext:value-type="float">
            <text:p>-4.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9" calcext:value-type="float">
            <text:p>1.9</text:p>
          </table:table-cell>
          <table:table-cell table:formula="of:=5*[.B13]/5300" office:value-type="float" office:value="0.00179245283018868" calcext:value-type="float">
            <text:p>0</text:p>
          </table:table-cell>
          <table:table-cell table:formula="of:=[.C13]*1023/5" office:value-type="float" office:value="0.366735849056604" calcext:value-type="float">
            <text:p>0.37</text:p>
          </table:table-cell>
          <table:table-cell table:formula="of:=([.B13]-[.B12])/([.A13]-[.A12])" office:value-type="float" office:value="-1.40666666666667" calcext:value-type="float">
            <text:p>-1.41</text:p>
          </table:table-cell>
          <table:table-cell table:formula="of:=([.D13]-[.D12])/([.A13]-[.A12])" office:value-type="float" office:value="-0.27151320754717" calcext:value-type="float">
            <text:p>-0.27</text:p>
          </table:table-cell>
        </table:table-row>
      </table:table>
      <table:table table:name="motor force" table:style-name="ta1" table:print="false">
        <table:shapes>
          <draw:frame draw:z-index="0" draw:style-name="gr1" draw:text-style-name="P1" svg:width="453.29pt" svg:height="255.23pt" svg:x="537.53pt" svg:y="90.37pt">
            <draw:object draw:notify-on-update-of-ranges="'motor force'.A2:'motor force'.A2 'motor force'.A3:'motor force'.A24 'motor force'.D2:'motor force'.D2 'motor force'.D3:'motor force'.D24 'motor force'.A2:'motor force'.A2 'motor force'.A3:'motor force'.A24 'motor force'.E2:'motor force'.E2 'motor force'.E3:'motor force'.E2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Angle about 0</text:p>
          </table:table-cell>
          <table:table-cell office:value-type="string" calcext:value-type="string">
            <text:p>Load 1K</text:p>
          </table:table-cell>
          <table:table-cell office:value-type="string" calcext:value-type="string">
            <text:p>Old motor</text:p>
          </table:table-cell>
          <table:table-cell office:value-type="string" calcext:value-type="string">
            <text:p>new motor</text:p>
          </table:table-cell>
          <table:table-cell/>
        </table:table-row>
        <table:table-row table:style-name="ro1">
          <table:table-cell office:value-type="string" calcext:value-type="string">
            <text:p>command</text:p>
          </table:table-cell>
          <table:table-cell office:value-type="string" calcext:value-type="string">
            <text:p>voltage no load</text:p>
          </table:table-cell>
          <table:table-cell table:number-columns-repeated="2" office:value-type="string" calcext:value-type="string">
            <text:p>g @ 15 cm</text:p>
          </table:table-cell>
          <table:table-cell office:value-type="string" calcext:value-type="string">
            <text:p>loaded voltag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0.238" calcext:value-type="float">
            <text:p>0.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3" calcext:value-type="float">
            <text:p>0.19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0.48" calcext:value-type="float">
            <text:p>0.48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0.721" calcext:value-type="float">
            <text:p>0.7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84" calcext:value-type="float">
            <text:p>0.58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0.962" calcext:value-type="float">
            <text:p>0.96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1.202" calcext:value-type="float">
            <text:p>1.20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978" calcext:value-type="float">
            <text:p>0.98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1.443" calcext:value-type="float">
            <text:p>1.443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1.684" calcext:value-type="float">
            <text:p>1.68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.375" calcext:value-type="float">
            <text:p>1.38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1.924" calcext:value-type="float">
            <text:p>1.924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2.165" calcext:value-type="float">
            <text:p>2.165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2.406" calcext:value-type="float">
            <text:p>2.406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1.968" calcext:value-type="float">
            <text:p>1.97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2.646" calcext:value-type="float">
            <text:p>2.646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2.887" calcext:value-type="float">
            <text:p>2.887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-128" calcext:value-type="float">
            <text:p>-128</text:p>
          </table:table-cell>
          <table:table-cell office:value-type="float" office:value="3.08" calcext:value-type="float">
            <text:p>3.08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2.523" calcext:value-type="float">
            <text:p>2.52</text:p>
          </table:table-cell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3.128" calcext:value-type="float">
            <text:p>3.128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3.369" calcext:value-type="float">
            <text:p>3.369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3.61" calcext:value-type="float">
            <text:p>3.610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3.85" calcext:value-type="float">
            <text:p>3.850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3.168" calcext:value-type="float">
            <text:p>3.17</text:p>
          </table:table-cell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4.07" calcext:value-type="float">
            <text:p>4.070</text:p>
          </table:table-cell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4.31" calcext:value-type="float">
            <text:p>4.310</text:p>
          </table:table-cell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4.55" calcext:value-type="float">
            <text:p>4.550</text:p>
          </table:table-cell>
          <table:table-cell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4.79" calcext:value-type="float">
            <text:p>4.790</text:p>
          </table:table-cell>
          <table:table-cell office:value-type="float" office:value="112" calcext:value-type="float">
            <text:p>112</text:p>
          </table:table-cell>
          <table:table-cell office:value-type="float" office:value="108" calcext:value-type="float">
            <text:p>108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5.03" calcext:value-type="float">
            <text:p>5.030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float" office:value="-220" calcext:value-type="float">
            <text:p>-220</text:p>
          </table:table-cell>
          <table:table-cell office:value-type="float" office:value="5.27" calcext:value-type="float">
            <text:p>5.270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-230" calcext:value-type="float">
            <text:p>-230</text:p>
          </table:table-cell>
          <table:table-cell office:value-type="float" office:value="5.51" calcext:value-type="float">
            <text:p>5.510</text:p>
          </table:table-cell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float" office:value="-240" calcext:value-type="float">
            <text:p>-240</text:p>
          </table:table-cell>
          <table:table-cell office:value-type="float" office:value="5.74" calcext:value-type="float">
            <text:p>5.740</text:p>
          </table:table-cell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float" office:value="-250" calcext:value-type="float">
            <text:p>-250</text:p>
          </table:table-cell>
          <table:table-cell office:value-type="float" office:value="5.98" calcext:value-type="float">
            <text:p>5.980</text:p>
          </table:table-cell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-255" calcext:value-type="float">
            <text:p>-255</text:p>
          </table:table-cell>
          <table:table-cell office:value-type="float" office:value="6.1" calcext:value-type="float">
            <text:p>6.100</text:p>
          </table:table-cell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le about 1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and</text:p>
          </table:table-cell>
          <table:table-cell/>
          <table:table-cell office:value-type="string" calcext:value-type="string">
            <text:p>g @ 15 cm</text:p>
          </table:table-cell>
          <table:table-cell office:value-type="string" calcext:value-type="string">
            <text:p>dg/dc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239" calcext:value-type="float">
            <text:p>-0.23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tur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0.48" calcext:value-type="float">
            <text:p>-0.48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0.72" calcext:value-type="float">
            <text:p>-0.7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0.961" calcext:value-type="float">
            <text:p>-0.96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2.405" calcext:value-type="float">
            <text:p>-2.405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3.078" calcext:value-type="float">
            <text:p>-3.078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3.606" calcext:value-type="float">
            <text:p>-3.606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4.78" calcext:value-type="float">
            <text:p>-4.780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5.98" calcext:value-type="float">
            <text:p>-5.980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6.1" calcext:value-type="float">
            <text:p>-6.100</text:p>
          </table:table-cell>
          <table:table-cell table:number-columns-repeated="3"/>
        </table:table-row>
        <table:table-row table:style-name="ro1" table:number-rows-repeated="104851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">
      <number:number number:decimal-places="3" loext:min-decimal-places="3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2">00/00/0000</text:date>, <text:time style:data-style-name="N2" text:time-value="21:28:37.87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32M54S</meta:editing-duration>
    <meta:editing-cycles>12</meta:editing-cycles>
    <meta:generator>LibreOffice/6.1.0.3$Windows_X86_64 LibreOffice_project/efb621ed25068d70781dc026f7e9c5187a4decd1</meta:generator>
    <dc:date>2018-10-12T21:46:21.819000000</dc:date>
    <dc:creator>Philip Martel</dc:creator>
    <meta:document-statistic meta:table-count="3" meta:cell-count="286" meta:object-count="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2cm" svg:height="8.98cm" xlink:href=".." xlink:type="simple" chart:class="chart:scatter" chart:style-name="ch1">
        <chart:legend chart:legend-position="end" svg:x="13.695cm" svg:y="4.191cm" style:legend-expansion="high" chart:style-name="ch2"/>
        <chart:plot-area chart:style-name="ch3" table:cell-range-address="FirstCut.B3:FirstCut.C11 FirstCut.C2:FirstCut.C2" chart:data-source-has-labels="row" svg:x="0.319cm" svg:y="0.179cm" svg:width="13.057cm" svg:height="8.622cm">
          <chartooo:coordinate-region svg:x="0.557cm" svg:y="0.378cm" svg:width="12.539cm" svg:height="7.77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irstCut.C3:FirstCut.C11" chart:label-cell-address="FirstCut.C2:FirstCut.C2" chart:class="chart:scatter">
            <chart:domain table:cell-range-address="FirstCut.B3:FirstCut.B11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count</text:p>
                <draw:g>
                  <svg:desc>FirstCut.C2:FirstCut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1">
                <text:p>-11</text:p>
                <draw:g>
                  <svg:desc>FirstCut.B3:FirstCut.B11</svg:desc>
                </draw:g>
              </table:table-cell>
              <table:table-cell office:value-type="float" office:value="574">
                <text:p>574</text:p>
                <draw:g>
                  <svg:desc>FirstCut.C3:FirstCut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">
                <text:p>45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">
                <text:p>9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2cm" svg:height="8.981cm" xlink:href=".." xlink:type="simple" chart:class="chart:scatter" chart:style-name="ch1">
        <chart:legend chart:legend-position="end" svg:x="13.722cm" svg:y="4.191cm" style:legend-expansion="high" chart:style-name="ch2"/>
        <chart:plot-area chart:style-name="ch3" table:cell-range-address="Ohms.A2:Ohms.B13 Ohms.B1:Ohms.B1" chart:data-source-has-labels="row" svg:x="0.319cm" svg:y="0.179cm" svg:width="13.084cm" svg:height="8.623cm">
          <chartooo:coordinate-region svg:x="0.558cm" svg:y="0.378cm" svg:width="12.565cm" svg:height="7.77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hms.B2:Ohms.B13" chart:label-cell-address="Ohms.B1:Ohms.B1" chart:class="chart:scatter">
            <chart:domain table:cell-range-address="Ohms.A2:Ohms.A13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hms</text:p>
                <draw:g>
                  <svg:desc>Ohms.B1:Ohm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1">
                <text:p>-11</text:p>
                <draw:g>
                  <svg:desc>Ohms.A2:Ohms.A13</svg:desc>
                </draw:g>
              </table:table-cell>
              <table:table-cell office:value-type="float" office:value="3341">
                <text:p>3341</text:p>
                <draw:g>
                  <svg:desc>Ohms.B2:Ohms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083">
                <text:p>30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706">
                <text:p>27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2357">
                <text:p>23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">
                <text:p>45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">
                <text:p>75</text:p>
              </table:table-cell>
              <table:table-cell office:value-type="float" office:value="1420">
                <text:p>14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5">
                <text:p>105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0">
                <text:p>120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5">
                <text:p>13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0">
                <text:p>150</text:p>
              </table:table-cell>
              <table:table-cell office:value-type="float" office:value="1.9">
                <text:p>1.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2cm" svg:height="9.005cm" xlink:href=".." xlink:type="simple" chart:class="chart:scatter" chart:style-name="ch1">
        <chart:legend chart:legend-position="end" svg:x="12.425cm" svg:y="3.954cm" style:legend-expansion="high" chart:style-name="ch2"/>
        <chart:plot-area chart:style-name="ch3" table:cell-range-address="'motor force'.A2:'motor force'.A24 'motor force'.D2:'motor force'.E24" chart:data-source-has-labels="row" svg:x="0.319cm" svg:y="0.18cm" svg:width="11.787cm" svg:height="8.645cm">
          <chartooo:coordinate-region svg:x="0.65cm" svg:y="0.379cm" svg:width="11.362cm" svg:height="7.799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motor force'.D3:'motor force'.D24" chart:label-cell-address="'motor force'.D2:'motor force'.D2" chart:class="chart:scatter">
            <chart:domain table:cell-range-address="'motor force'.A3:'motor force'.A24"/>
            <chart:data-point chart:repeated="22"/>
          </chart:series>
          <chart:series chart:style-name="ch7" chart:values-cell-range-address="'motor force'.E3:'motor force'.E24" chart:label-cell-address="'motor force'.E2:'motor force'.E2" chart:class="chart:scatter">
            <chart:data-point chart:repeated="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 @ 15 cm</text:p>
                <draw:g>
                  <svg:desc>'motor force'.D2:'motor force'.D2</svg:desc>
                </draw:g>
              </table:table-cell>
              <table:table-cell office:value-type="string">
                <text:p>loaded voltage</text:p>
                <draw:g>
                  <svg:desc>'motor force'.E2:'motor force'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otor force'.A3:'motor force'.A24</svg:desc>
                </draw:g>
              </table:table-cell>
              <table:table-cell office:value-type="float" office:value="0">
                <text:p>0</text:p>
                <draw:g>
                  <svg:desc>'motor force'.D3:'motor force'.D24</svg:desc>
                </draw:g>
              </table:table-cell>
              <table:table-cell office:value-type="float" office:value="0">
                <text:p>0</text:p>
                <draw:g>
                  <svg:desc>'motor force'.E3:'motor force'.E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0">
                <text:p>-10</text:p>
              </table:table-cell>
              <table:table-cell office:value-type="float" office:value="0">
                <text:p>0</text:p>
              </table:table-cell>
              <table:table-cell office:value-type="float" office:value="0.193">
                <text:p>0.1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0">
                <text:p>-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0">
                <text:p>-30</text:p>
              </table:table-cell>
              <table:table-cell office:value-type="float" office:value="1">
                <text:p>1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0">
                <text:p>-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0">
                <text:p>-50</text:p>
              </table:table-cell>
              <table:table-cell office:value-type="float" office:value="6">
                <text:p>6</text:p>
              </table:table-cell>
              <table:table-cell office:value-type="float" office:value="0.978">
                <text:p>0.9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60">
                <text:p>-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70">
                <text:p>-70</text:p>
              </table:table-cell>
              <table:table-cell office:value-type="float" office:value="13">
                <text:p>13</text:p>
              </table:table-cell>
              <table:table-cell office:value-type="float" office:value="1.375">
                <text:p>1.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80">
                <text:p>-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0">
                <text:p>-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00">
                <text:p>-100</text:p>
              </table:table-cell>
              <table:table-cell office:value-type="float" office:value="27">
                <text:p>27</text:p>
              </table:table-cell>
              <table:table-cell office:value-type="float" office:value="1.968">
                <text:p>1.9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10">
                <text:p>-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20">
                <text:p>-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28">
                <text:p>-128</text:p>
              </table:table-cell>
              <table:table-cell office:value-type="float" office:value="51">
                <text:p>51</text:p>
              </table:table-cell>
              <table:table-cell office:value-type="float" office:value="2.523">
                <text:p>2.5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30">
                <text:p>-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40">
                <text:p>-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50">
                <text:p>-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60">
                <text:p>-160</text:p>
              </table:table-cell>
              <table:table-cell office:value-type="float" office:value="76">
                <text:p>76</text:p>
              </table:table-cell>
              <table:table-cell office:value-type="float" office:value="3.168">
                <text:p>3.1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70">
                <text:p>-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80">
                <text:p>-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90">
                <text:p>-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00">
                <text:p>-200</text:p>
              </table:table-cell>
              <table:table-cell office:value-type="float" office:value="108">
                <text:p>108</text:p>
              </table:table-cell>
              <table:table-cell office:value-type="float" office:value="3.95">
                <text:p>3.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